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00000000413000000E7A1E158EB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 Condensed1" svg:font-family="'DejaVu Sans Condensed'" style:font-family-generic="swiss"/>
    <style:font-face style:name="DejaVu Sans Condensed2" svg:font-family="'DejaVu Sans Condensed'" style:font-pitch="variable"/>
    <style:font-face style:name="Noto Sans CJK SC Regular1" svg:font-family="'Noto Sans CJK SC Regular'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badi MT Condensed Light" svg:font-family="'Abadi MT Condensed Light', 'Arial Narrow'" style:font-family-generic="swiss" style:font-pitch="variable"/>
    <style:font-face style:name="Arial" svg:font-family="Arial" style:font-family-generic="swiss" style:font-pitch="variable"/>
    <style:font-face style:name="Arimo" svg:font-family="Arimo, arial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9.002cm" table:align="center" style:writing-mode="lr-tb"/>
    </style:style>
    <style:style style:name="Tabela1.A" style:family="table-column">
      <style:table-column-properties style:column-width="1.752cm"/>
    </style:style>
    <style:style style:name="Tabela1.B" style:family="table-column">
      <style:table-column-properties style:column-width="5.826cm"/>
    </style:style>
    <style:style style:name="Tabela1.C" style:family="table-column">
      <style:table-column-properties style:column-width="1.104cm"/>
    </style:style>
    <style:style style:name="Tabela1.D" style:family="table-column">
      <style:table-column-properties style:column-width="4.001cm"/>
    </style:style>
    <style:style style:name="Tabela1.E" style:family="table-column">
      <style:table-column-properties style:column-width="6.32cm"/>
    </style:style>
    <style:style style:name="Tabela1.1" style:family="table-row">
      <style:table-row-properties style:min-row-height="0.501cm" style:keep-together="true" fo:keep-together="auto"/>
    </style:style>
    <style:style style:name="Tabela1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E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" style:family="table">
      <style:table-properties style:width="16.245cm" fo:margin-left="-0.344cm" table:align="left" style:writing-mode="lr-tb"/>
    </style:style>
    <style:style style:name="Tabela2.A" style:family="table-column">
      <style:table-column-properties style:column-width="16.245cm"/>
    </style:style>
    <style:style style:name="Tabela2.1" style:family="table-row">
      <style:table-row-properties style:min-row-height="0.45cm" style:keep-together="true" fo:keep-together="auto"/>
    </style:style>
    <style:style style:name="Tabela2.A1" style:family="table-cell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ela2.2" style:family="table-row">
      <style:table-row-properties style:min-row-height="0.37cm" style:keep-together="true" fo:keep-together="auto"/>
    </style:style>
    <style:style style:name="Tabela3" style:family="table">
      <style:table-properties style:width="16.245cm" fo:margin-left="-0.344cm" table:align="left" style:writing-mode="lr-tb"/>
    </style:style>
    <style:style style:name="Tabela3.A" style:family="table-column">
      <style:table-column-properties style:column-width="15.24cm"/>
    </style:style>
    <style:style style:name="Tabela3.B" style:family="table-column">
      <style:table-column-properties style:column-width="1.005cm"/>
    </style:style>
    <style:style style:name="Tabela3.1" style:family="table-row">
      <style:table-row-properties style:min-row-height="0.45cm" style:keep-together="true" fo:keep-together="auto"/>
    </style:style>
    <style:style style:name="Tabela3.A1" style:family="table-cell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ela3.A2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4" style:family="table-row">
      <style:table-row-properties style:min-row-height="0.37cm" style:keep-together="true" fo:keep-together="auto"/>
    </style:style>
    <style:style style:name="Tabela3.6" style:family="table-row">
      <style:table-row-properties style:min-row-height="0.476cm" style:keep-together="true" fo:keep-together="auto"/>
    </style:style>
    <style:style style:name="Tabela4" style:family="table">
      <style:table-properties style:width="16.298cm" fo:margin-left="-0.37cm" table:align="left" style:writing-mode="lr-tb"/>
    </style:style>
    <style:style style:name="Tabela4.A" style:family="table-column">
      <style:table-column-properties style:column-width="15.24cm"/>
    </style:style>
    <style:style style:name="Tabela4.B" style:family="table-column">
      <style:table-column-properties style:column-width="1.058cm"/>
    </style:style>
    <style:style style:name="Tabela4.1" style:family="table-row">
      <style:table-row-properties style:min-row-height="0.476cm" style:keep-together="true" fo:keep-together="auto"/>
    </style:style>
    <style:style style:name="Tabela4.A1" style:family="table-cell">
      <style:table-cell-properties style:vertical-align="bottom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ela4.B1" style:family="table-cell">
      <style:table-cell-properties style:vertical-align="bottom" fo:padding-left="0.123cm" fo:padding-right="0.123cm" fo:padding-top="0cm" fo:padding-bottom="0cm" fo:border="0.035cm solid #000000" style:writing-mode="lr-tb"/>
    </style:style>
    <style:style style:name="Tabela4.A2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4.B2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er">
      <style:paragraph-properties fo:margin-left="-2.223cm" fo:margin-right="0cm" fo:text-indent="0cm" style:auto-text-indent="false"/>
      <style:text-properties fo:language="zxx" fo:country="none" style:language-asian="zxx" style:country-asian="none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" style:font-size-complex="18pt"/>
    </style:style>
    <style:style style:name="P4" style:family="paragraph" style:parent-style-name="Standard">
      <style:text-properties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fo:font-size="8pt" style:font-size-asian="8pt" style:font-name-complex="Arial" style:font-size-complex="8pt"/>
    </style:style>
    <style:style style:name="P6" style:family="paragraph" style:parent-style-name="Standard">
      <style:paragraph-properties fo:text-align="justify" style:justify-single-word="false" style:snap-to-layout-grid="false">
        <style:tab-stops/>
      </style:paragraph-properties>
      <style:text-properties style:font-name="Arial" fo:font-size="8pt" style:font-size-asian="8pt" style:font-name-complex="Arial" style:font-size-complex="8pt"/>
    </style:style>
    <style:style style:name="P7" style:family="paragraph" style:parent-style-name="Standard">
      <style:text-properties style:font-name="Arial" fo:font-size="8pt" fo:font-weight="bold" style:font-size-asian="8pt" style:font-weight-asian="bold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9" style:family="paragraph" style:parent-style-name="Standard">
      <style:paragraph-properties fo:text-align="justify" style:justify-single-word="false" fo:orphans="0" fo:widows="0" style:text-autospace="none"/>
      <style:text-properties style:font-name="Arial" fo:font-size="8pt" fo:font-weight="bold" style:font-size-asian="8pt" style:font-weight-asian="bold" style:font-name-complex="Arial" style:font-size-complex="8pt"/>
    </style:style>
    <style:style style:name="P10" style:family="paragraph" style:parent-style-name="Standard">
      <style:paragraph-properties fo:text-align="center" style:justify-single-word="false" fo:orphans="0" fo:widows="0" style:text-autospace="none"/>
      <style:text-properties style:font-name="Arial" fo:font-size="8pt" fo:font-weight="bold" style:font-size-asian="8pt" style:font-weight-asian="bold" style:font-name-complex="Arial" style:font-size-complex="8pt"/>
    </style:style>
    <style:style style:name="P11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P13" style:family="paragraph" style:parent-style-name="Standard">
      <style:paragraph-properties fo:text-align="justify" style:justify-single-word="false" fo:orphans="0" fo:widows="0" style:text-autospace="none"/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P14" style:family="paragraph" style:parent-style-name="Standard">
      <style:text-properties style:font-name="Arial" fo:font-weight="bold" style:font-weight-asian="bold" style:font-name-complex="Arial"/>
    </style:style>
    <style:style style:name="P15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8" style:family="paragraph" style:parent-style-name="Standard">
      <style:paragraph-properties style:snap-to-layout-grid="false"/>
      <style:text-properties style:font-name="Arial"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20" style:family="paragraph" style:parent-style-name="Standard">
      <style:paragraph-properties>
        <style:tab-stops>
          <style:tab-stop style:position="9.155cm"/>
        </style:tab-stops>
      </style:paragraph-properties>
      <style:text-properties style:font-name="Arial" style:font-name-complex="Arial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text-align="justify" style:justify-single-word="false" fo:orphans="0" fo:widows="0" style:text-autospace="none"/>
    </style:style>
    <style:style style:name="P23" style:family="paragraph" style:parent-style-name="Standard">
      <style:paragraph-properties fo:text-align="justify" style:justify-single-word="false"/>
      <style:text-properties fo:color="#000000" style:font-name="Arial" fo:font-size="8pt" style:font-size-asian="8pt" style:font-name-complex="Arial" style:font-size-complex="8pt"/>
    </style:style>
    <style:style style:name="P24" style:family="paragraph" style:parent-style-name="Standard">
      <style:text-properties fo:color="#000000" style:font-name="Arial" style:font-name-complex="Arial"/>
    </style:style>
    <style:style style:name="P25" style:family="paragraph" style:parent-style-name="Footer">
      <style:paragraph-properties fo:margin-left="0cm" fo:margin-right="0.635cm" fo:text-indent="0cm" style:auto-text-indent="false"/>
    </style:style>
    <style:style style:name="P26" style:family="paragraph" style:parent-style-name="Header">
      <style:paragraph-properties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12pt" fo:font-weight="bold" style:font-size-asian="12pt" style:font-weight-asian="bold" style:font-name-complex="Arial"/>
    </style:style>
    <style:style style:name="P27" style:family="paragraph" style:parent-style-name="Header">
      <style:paragraph-properties>
        <style:tab-stops/>
      </style:paragraph-properties>
      <style:text-properties style:font-name="Arial" fo:font-size="12pt" fo:font-weight="bold" style:font-size-asian="12pt" style:font-weight-asian="bold" style:font-name-complex="Arial"/>
    </style:style>
    <style:style style:name="P28" style:family="paragraph" style:parent-style-name="Header">
      <style:paragraph-properties>
        <style:tab-stops/>
      </style:paragraph-properties>
      <style:text-properties style:font-name="Arial" style:font-name-complex="Arial"/>
    </style:style>
    <style:style style:name="P29" style:family="paragraph" style:parent-style-name="Header">
      <style:paragraph-properties fo:text-align="center" style:justify-single-word="false">
        <style:tab-stops/>
      </style:paragraph-properties>
      <style:text-properties style:font-name="Arial" style:font-name-complex="Arial"/>
    </style:style>
    <style:style style:name="P30" style:family="paragraph" style:parent-style-name="Header">
      <style:paragraph-properties>
        <style:tab-stops/>
      </style:paragraph-properties>
      <style:text-properties style:font-name="Arial" fo:language="zxx" fo:country="none" style:language-asian="zxx" style:country-asian="none" style:font-name-complex="Arial"/>
    </style:style>
    <style:style style:name="P31" style:family="paragraph" style:parent-style-name="Header">
      <style:paragraph-properties fo:text-align="center" style:justify-single-word="false">
        <style:tab-stops/>
      </style:paragraph-properties>
      <style:text-properties style:font-name="Arial" fo:font-weight="bold" style:font-weight-asian="bold" style:font-name-complex="Arial"/>
    </style:style>
    <style:style style:name="P32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Arial" fo:font-weight="bold" style:font-weight-asian="bold" style:font-name-complex="Arial"/>
    </style:style>
    <style:style style:name="P33" style:family="paragraph" style:parent-style-name="Header">
      <style:paragraph-properties>
        <style:tab-stops/>
      </style:paragraph-properties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34" style:family="paragraph" style:parent-style-name="Header">
      <style:paragraph-properties>
        <style:tab-stops/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35" style:family="paragraph" style:parent-style-name="Header">
      <style:paragraph-properties style:snap-to-layout-grid="false">
        <style:tab-stops/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36" style:family="paragraph" style:parent-style-name="Header">
      <style:paragraph-properties fo:text-align="center" style:justify-single-word="false">
        <style:tab-stops/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37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38" style:family="paragraph" style:parent-style-name="Header">
      <style:paragraph-properties fo:text-align="justify" style:justify-single-word="false" style:snap-to-layout-grid="false">
        <style:tab-stops/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39" style:family="paragraph" style:parent-style-name="Header">
      <style:paragraph-properties>
        <style:tab-stops/>
      </style:paragraph-properties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P40" style:family="paragraph" style:parent-style-name="Header">
      <style:paragraph-properties>
        <style:tab-stops/>
      </style:paragraph-properties>
      <style:text-properties style:font-name="Arial" fo:font-size="8pt" style:font-size-asian="8pt" style:font-name-complex="Arial" style:font-size-complex="8pt"/>
    </style:style>
    <style:style style:name="P41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/>
    </style:style>
    <style:style style:name="P42" style:family="paragraph" style:parent-style-name="Header">
      <style:paragraph-properties>
        <style:tab-stops/>
      </style:paragraph-properties>
    </style:style>
    <style:style style:name="P43" style:family="paragraph" style:parent-style-name="Header">
      <style:paragraph-properties fo:text-align="center" style:justify-single-word="false">
        <style:tab-stops/>
      </style:paragraph-properties>
    </style:style>
    <style:style style:name="P44" style:family="paragraph" style:parent-style-name="Header">
      <style:paragraph-properties fo:text-align="center" style:justify-single-word="false">
        <style:tab-stops/>
      </style:paragraph-properties>
      <style:text-properties fo:color="#ff0000" style:font-name="Arial" fo:font-size="5pt" fo:font-weight="bold" style:font-size-asian="5pt" style:font-weight-asian="bold" style:font-name-complex="Arial" style:font-size-complex="5pt"/>
    </style:style>
    <style:style style:name="P45" style:family="paragraph" style:parent-style-name="Header">
      <style:paragraph-properties fo:text-align="justify" style:justify-single-word="false">
        <style:tab-stops/>
      </style:paragraph-properties>
      <style:text-properties fo:color="#ff0000" fo:font-size="14pt" style:font-size-asian="14pt" style:font-size-complex="14pt"/>
    </style:style>
    <style:style style:name="P46" style:family="paragraph" style:parent-style-name="Header">
      <style:paragraph-properties fo:text-align="center" style:justify-single-word="false">
        <style:tab-stops/>
      </style:paragraph-properties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47" style:family="paragraph" style:parent-style-name="Header">
      <style:paragraph-properties fo:margin-left="0.626cm" fo:margin-right="0cm" fo:text-indent="-0.499cm" style:auto-text-indent="false">
        <style:tab-stops/>
      </style:paragraph-properties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P48" style:family="paragraph" style:parent-style-name="Header">
      <style:paragraph-properties fo:margin-left="0.626cm" fo:margin-right="0cm" fo:text-align="justify" style:justify-single-word="false" fo:orphans="0" fo:widows="0" fo:text-indent="-0.499cm" style:auto-text-indent="false" style:text-autospace="none">
        <style:tab-stops/>
      </style:paragraph-properties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P49" style:family="paragraph" style:parent-style-name="Header">
      <style:paragraph-properties fo:margin-left="0.626cm" fo:margin-right="0cm" fo:text-indent="-0.499cm" style:auto-text-indent="false">
        <style:tab-stops/>
      </style:paragraph-properties>
      <style:text-properties style:font-name="Arial" fo:font-size="8pt" style:font-size-asian="8pt" style:font-name-complex="Arial" style:font-size-complex="8pt"/>
    </style:style>
    <style:style style:name="P50" style:family="paragraph" style:parent-style-name="Header">
      <style:paragraph-properties fo:margin-left="0.626cm" fo:margin-right="0cm" fo:text-indent="-0.499cm" style:auto-text-indent="false">
        <style:tab-stops/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51" style:family="paragraph" style:parent-style-name="Header">
      <style:paragraph-properties fo:margin-left="0.626cm" fo:margin-right="0cm" fo:text-align="justify" style:justify-single-word="false" fo:orphans="0" fo:widows="0" fo:text-indent="-0.499cm" style:auto-text-indent="false" style:text-autospace="none">
        <style:tab-stops/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52" style:family="paragraph" style:parent-style-name="Header">
      <style:paragraph-properties fo:margin-left="0.626cm" fo:margin-right="0cm" fo:text-indent="-0.499cm" style:auto-text-indent="false">
        <style:tab-stops/>
      </style:paragraph-properties>
    </style:style>
    <style:style style:name="P53" style:family="paragraph" style:parent-style-name="Header">
      <style:paragraph-properties fo:margin-left="0.877cm" fo:margin-right="0cm" fo:text-indent="-0.385cm" style:auto-text-indent="false">
        <style:tab-stops/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54" style:family="paragraph" style:parent-style-name="Header">
      <style:paragraph-properties fo:margin-left="0.877cm" fo:margin-right="0cm" fo:text-indent="-0.385cm" style:auto-text-indent="false">
        <style:tab-stops/>
      </style:paragraph-properties>
      <style:text-properties style:font-name="Arial" fo:font-size="8pt" style:font-size-asian="8pt" style:font-name-complex="Arial" style:font-size-complex="8pt"/>
    </style:style>
    <style:style style:name="P55" style:family="paragraph" style:parent-style-name="Standard">
      <style:paragraph-properties fo:padding-left="0.318cm" fo:padding-right="0.282cm" fo:padding-top="0.035cm" fo:padding-bottom="0.035cm" fo:border="0.018cm solid #000000"/>
      <style:text-properties fo:color="#000000" style:font-name="Arial" fo:font-weight="bold" style:font-weight-asian="bold" style:font-name-complex="Arial"/>
    </style:style>
    <style:style style:name="P56" style:family="paragraph" style:parent-style-name="Header">
      <style:paragraph-properties fo:margin-left="0.626cm" fo:margin-right="0cm" fo:text-indent="0cm" style:auto-text-indent="false">
        <style:tab-stops/>
      </style:paragraph-properties>
      <style:text-properties style:font-name="Arial" fo:font-size="8pt" style:font-size-asian="8pt" style:font-name-complex="Arial" style:font-size-complex="8pt"/>
    </style:style>
    <style:style style:name="P57" style:family="paragraph" style:parent-style-name="Standard">
      <style:paragraph-properties fo:text-align="justify" style:justify-single-word="false"/>
      <style:text-properties style:font-name="Arial" fo:font-size="8pt" style:font-size-asian="8pt" style:font-name-complex="Arial" style:font-size-complex="8pt"/>
    </style:style>
    <style:style style:name="P58" style:family="paragraph" style:parent-style-name="Standard">
      <style:paragraph-properties fo:text-align="justify" style:justify-single-word="false" style:snap-to-layout-grid="false"/>
      <style:text-properties style:font-name="Arial" fo:font-size="8pt" style:font-size-asian="8pt" style:font-name-complex="Arial" style:font-size-complex="8pt"/>
    </style:style>
    <style:style style:name="P59" style:family="paragraph" style:parent-style-name="Standard">
      <style:paragraph-properties fo:text-align="center" style:justify-single-word="false" fo:orphans="0" fo:widows="0" style:text-autospace="none"/>
      <style:text-properties style:font-name="Arial" fo:font-size="8pt" fo:font-weight="bold" style:font-size-asian="8pt" style:font-weight-asian="bold" style:font-name-complex="Arial" style:font-size-complex="8pt"/>
    </style:style>
    <style:style style:name="P60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61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62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63" style:family="paragraph" style:parent-style-name="Standard">
      <style:paragraph-properties fo:text-align="justify" style:justify-single-word="false"/>
    </style:style>
    <style:style style:name="P64" style:family="paragraph" style:parent-style-name="Standard" style:master-page-name="Standard">
      <style:paragraph-properties style:page-number="auto"/>
      <style:text-properties style:font-name="Arial" fo:language="zxx" fo:country="none" style:language-asian="zxx" style:country-asian="none" style:font-name-complex="Arial"/>
    </style:style>
    <style:style style:name="P65" style:family="paragraph" style:parent-style-name="Heading_20_1">
      <style:text-properties style:font-name-complex="Arial"/>
    </style:style>
    <style:style style:name="P66" style:family="paragraph" style:parent-style-name="Header">
      <style:paragraph-properties fo:text-align="justify" style:justify-single-word="false" style:snap-to-layout-grid="false">
        <style:tab-stops/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67" style:family="paragraph" style:parent-style-name="Header">
      <style:paragraph-properties fo:text-align="center" style:justify-single-word="false">
        <style:tab-stops/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68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69" style:family="paragraph" style:parent-style-name="Header">
      <style:paragraph-properties>
        <style:tab-stops/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70" style:family="paragraph" style:parent-style-name="Header">
      <style:paragraph-properties style:snap-to-layout-grid="false">
        <style:tab-stops/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71" style:family="paragraph" style:parent-style-name="Header">
      <style:paragraph-properties>
        <style:tab-stops/>
      </style:paragraph-properties>
      <style:text-properties style:font-name="Arial" fo:font-size="8pt" style:font-size-asian="8pt" style:font-name-complex="Arial" style:font-size-complex="8pt"/>
    </style:style>
    <style:style style:name="P72" style:family="paragraph" style:parent-style-name="Header">
      <style:paragraph-properties style:snap-to-layout-grid="false">
        <style:tab-stops/>
      </style:paragraph-properties>
      <style:text-properties style:font-name="Arial" fo:font-size="8pt" style:font-size-asian="8pt" style:font-name-complex="Arial" style:font-size-complex="8pt"/>
    </style:style>
    <style:style style:name="P73" style:family="paragraph" style:parent-style-name="Header">
      <style:paragraph-properties fo:text-align="justify" style:justify-single-word="false" style:snap-to-layout-grid="false">
        <style:tab-stops/>
      </style:paragraph-properties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P74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Arial" fo:font-weight="bold" style:font-weight-asian="bold" style:font-name-complex="Arial"/>
    </style:style>
    <style:style style:name="P75" style:family="paragraph" style:parent-style-name="Header">
      <style:paragraph-properties fo:text-align="center" style:justify-single-word="false">
        <style:tab-stops/>
      </style:paragraph-properties>
      <style:text-properties style:font-name="Arial" style:font-name-complex="Arial"/>
    </style:style>
    <style:style style:name="P76" style:family="paragraph" style:parent-style-name="Header">
      <style:paragraph-properties fo:text-align="center" style:justify-single-word="false">
        <style:tab-stops/>
      </style:paragraph-properties>
      <style:text-properties fo:color="#ff0000" style:font-name="Arial" fo:font-size="5pt" fo:font-weight="bold" style:font-size-asian="5pt" style:font-weight-asian="bold" style:font-name-complex="Arial" style:font-size-complex="5pt"/>
    </style:style>
    <style:style style:name="P77" style:family="paragraph" style:parent-style-name="Header">
      <style:paragraph-properties fo:margin-left="0.626cm" fo:margin-right="0cm" fo:text-indent="-0.499cm" style:auto-text-indent="false">
        <style:tab-stops/>
      </style:paragraph-properties>
      <style:text-properties style:font-name="Arial" fo:font-size="8pt" style:font-size-asian="8pt" style:font-name-complex="Arial" style:font-size-complex="8pt"/>
    </style:style>
    <style:style style:name="P78" style:family="paragraph" style:parent-style-name="Header">
      <style:paragraph-properties fo:margin-left="0.626cm" fo:margin-right="0cm" fo:text-indent="-0.499cm" style:auto-text-indent="false">
        <style:tab-stops/>
      </style:paragraph-properties>
    </style:style>
    <style:style style:name="T1" style:family="text">
      <style:text-properties style:font-name="Arial" fo:font-size="12pt" fo:font-weight="bold" style:font-size-asian="12pt" style:font-weight-asian="bold" style:font-name-complex="Arial"/>
    </style:style>
    <style:style style:name="T2" style:family="text">
      <style:text-properties style:font-name="Arial" fo:font-size="12pt" style:font-size-asian="12pt" style:font-name-complex="Arial"/>
    </style:style>
    <style:style style:name="T3" style:family="text">
      <style:text-properties style:font-name="Arial" fo:font-size="8pt" style:font-size-asian="8pt" style:font-name-complex="Arial" style:font-size-complex="8pt"/>
    </style:style>
    <style:style style:name="T4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5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6" style:family="text"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T7" style:family="text">
      <style:text-properties style:font-name="Arial" style:font-name-complex="Arial"/>
    </style:style>
    <style:style style:name="T8" style:family="text">
      <style:text-properties fo:color="#000000" style:font-name="Arial" fo:font-size="12pt" fo:font-weight="bold" style:font-size-asian="12pt" style:font-weight-asian="bold" style:font-name-complex="Arial" style:font-size-complex="10pt"/>
    </style:style>
    <style:style style:name="T9" style:family="text">
      <style:text-properties fo:color="#000000" style:font-name="Arial" fo:font-size="8pt" style:font-size-asian="8pt" style:font-name-complex="Arial" style:font-size-complex="8pt"/>
    </style:style>
    <style:style style:name="T10" style:family="text">
      <style:text-properties fo:color="#ff0000" style:font-name="Arial" fo:font-size="5pt" fo:font-weight="bold" style:font-size-asian="5pt" style:font-weight-asian="bold" style:font-name-complex="Arial" style:font-size-complex="5pt"/>
    </style:style>
    <style:style style:name="T11" style:family="text"/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5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draw:frame draw:style-name="fr3" draw:name="Quadro1" text:anchor-type="char" svg:x="-1.716cm" svg:y="0.093cm" svg:width="19.018cm" svg:height="3.711cm" draw:z-index="18"><draw:text-box><text:p text:style-name="P26">CURSO: SISTEMAS DE INFORMAÇÃO</text:p><text:p text:style-name="P27">DISCIPLINA: SISTEMAS DISTRIBUÍDOS</text:p><text:p text:style-name="P27">PROFESSOR(A): EURISTENHO JÚNIOR</text:p><text:p text:style-name="P27">SEMESTRE/ANO: 2019.2</text:p><text:p text:style-name="P42"><text:span text:style-name="T1">TURMA: </text:span><text:span text:style-name="T8">617N06</text:span></text:p><text:p text:style-name="P27">HORÁRIO: TERÇA E QUINTA</text:p><text:p text:style-name="P27">CARGA HORÁRIA: 80h/a</text:p></draw:text-box></draw:frame><draw:frame draw:style-name="fr4" draw:name="Quadro2" text:anchor-type="char" svg:x="1.27cm" svg:y="12.116cm" svg:width="19.018cm" svg:height="1.789cm" draw:z-index="20"><draw:text-box><text:p text:style-name="P21"><text:span text:style-name="T1">COMPETÊNCIAS A SEREM DESENVOLVIDAS COM A DISCIPLINA</text:span><text:span text:style-name="T2">: </text:span></text:p><text:p text:style-name="P23">Compreender os principais conceitos  relacionados aos sistemas distribuídos; Ser capaz de solucionar problemas projetando e implementando aplicações distribuídas, considerando os principais aspectos relacionados à distribuição.</text:p><text:p text:style-name="Standard"/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<draw:frame draw:style-name="fr3" draw:name="Quadro3" text:anchor-type="char" svg:x="-1.716cm" svg:y="0.095cm" svg:width="19.018cm" svg:height="3.445cm" draw:z-index="19"><draw:text-box><text:p text:style-name="P21"><text:span text:style-name="T1">OBJETIVOS</text:span><text:span text:style-name="T2">: </text:span><text:span text:style-name="T9">Conduzir o Acadêmico, ao longo do curso a:</text:span></text:p><text:p text:style-name="P4">Apresentar os conceitos básicos da computação distribuída e seus desafios como Heterogeneidade; Segurança; Tolerância a Falhas; Escalabilidade; Concorrência; Coordenação e Sincronização de processos; Comunicação interprocessos;</text:p><text:p text:style-name="P23">Desenvolver competências e habilidades que auxiliem o profissional de Ciência da Computação a implementar os conceitos de sistemas distribuídos no desenvolvimento de sistemas de informação; Conhecer a aplicação desses conceitos em estudos de Casos que abordam arquiteturas e tecnologias modernas como RMI, CORBA e Web Services.</text:p><text:p text:style-name="Standard"/></draw:text-box></draw:frame></text:p>
      <text:p text:style-name="P28"/>
      <text:p text:style-name="P28"/>
      <text:p text:style-name="P28"/>
      <text:p text:style-name="P30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 table:style-name="Tabela1.1">
            <table:table-cell table:style-name="Tabela1.A1" office:value-type="string">
              <text:p text:style-name="P31">AULA /</text:p>
              <text:p text:style-name="P31">DATA</text:p>
            </table:table-cell>
            <table:table-cell table:style-name="Tabela1.A1" office:value-type="string">
              <text:p text:style-name="P31">UNIDADE / CONTEÚDO</text:p>
            </table:table-cell>
            <table:table-cell table:style-name="Tabela1.A1" office:value-type="string">
              <text:p text:style-name="P31">CH</text:p>
            </table:table-cell>
            <table:table-cell table:style-name="Tabela1.A1" office:value-type="string">
              <text:p text:style-name="P31">METODOLOGIA / RECURSOS</text:p>
            </table:table-cell>
            <table:table-cell table:style-name="Tabela1.E1" office:value-type="string">
              <text:p text:style-name="P31">BIBLIOGRAFIA / REFERÊNCIAS</text:p>
            </table:table-cell>
          </table:table-row>
        </table:table-header-rows>
        <table:table-row table:style-name="Tabela1.1">
          <table:table-cell table:style-name="Tabela1.A1" office:value-type="string">
            <text:p text:style-name="P29">Aula 01</text:p>
            <text:p text:style-name="P44">Qui</text:p>
            <text:p text:style-name="P31">01/08</text:p>
          </table:table-cell>
          <table:table-cell table:style-name="Tabela1.A1" office:value-type="string">
            <text:p text:style-name="P33">Apresentação da disciplina</text:p>
            <text:p text:style-name="P39"/>
            <text:p text:style-name="P33">Introdução aos sistemas distribuídos</text:p>
            <text:p text:style-name="P47">Definição de sistemas distribuídos</text:p>
            <text:p text:style-name="P42"><text:span text:style-name="T4">TED: </text:span><text:span text:style-name="T6">Pesquisar na internet sobre as principais motivações para se estudar sistemas distribuídos</text:span></text:p>
          </table:table-cell>
          <table:table-cell table:style-name="Tabela1.A1" office:value-type="string">
            <text:p text:style-name="P31">2h/a</text:p>
          </table:table-cell>
          <table:table-cell table:style-name="Tabela1.A1" office:value-type="string">
            <text:p text:style-name="P40">Exposição Dialogada </text:p>
            <text:p text:style-name="P40">Uso de Notebook do Professor </text:p>
            <text:p text:style-name="P35">Apresentação PowerPoint. Uso do datashow.</text:p>
          </table:table-cell>
          <table:table-cell table:style-name="Tabela1.E1" office:value-type="string">
            <text:p text:style-name="P21"><text:span text:style-name="T3">COULOURIS, </text:span><text:bookmark text:name="title"/><text:bookmark text:name="productTitle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02</text:p>
            <text:p text:style-name="P44">Ter</text:p>
            <text:p text:style-name="P31">06/08</text:p>
          </table:table-cell>
          <table:table-cell table:style-name="Tabela1.A1" office:value-type="string">
            <text:p text:style-name="P7">Introdução aos sistemas distribuídos</text:p>
            <text:p text:style-name="P49">Objetivos de um sistemas distribuídos</text:p>
            <text:p text:style-name="P50">TED: pesquisar na internet sobre as principais preocupações durante o desenvolvimento de sistemas distribuídos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Exposição Dialogada </text:p>
            <text:p text:style-name="P40">Uso de Notebook do Professor </text:p>
            <text:p text:style-name="P41">Apresentação PowerPoint. Uso do datashow.</text:p>
          </table:table-cell>
          <table:table-cell table:style-name="Tabela1.E1" office:value-type="string">
            <text:p text:style-name="P21"><text:span text:style-name="T3">COULOURIS, </text:span><text:bookmark text:name="title1"/><text:bookmark text:name="productTitle1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03</text:p>
            <text:p text:style-name="P44">Qui</text:p>
            <text:p text:style-name="P31">08/08</text:p>
          </table:table-cell>
          <table:table-cell table:style-name="Tabela1.A1" office:value-type="string">
            <text:p text:style-name="P34">Introdução aos sistemas distribuídos</text:p>
            <text:p text:style-name="P49">Iniciação com Python</text:p>
            <text:p text:style-name="P53">TED: resolução de questões sobre conceitos em SDs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Exposição Dialogada </text:p>
            <text:p text:style-name="P40">Uso de Notebook do Professor </text:p>
            <text:p text:style-name="P41">Apresentação PowerPoint. Uso do datashow.</text:p>
          </table:table-cell>
          <table:table-cell table:style-name="Tabela1.E1" office:value-type="string">
            <text:p text:style-name="P21"><text:span text:style-name="T3">COULOURIS, </text:span><text:bookmark text:name="title2"/><text:bookmark text:name="productTitle2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04</text:p>
            <text:p text:style-name="P44">Ter</text:p>
            <text:p text:style-name="P31">13/08</text:p>
          </table:table-cell>
          <table:table-cell table:style-name="Tabela1.A1" office:value-type="string">
            <text:p text:style-name="P39">Prática em laboratório com a Linguagem Python</text:p>
            <text:p text:style-name="P42"><text:span text:style-name="T5">TED:</text:span><text:span text:style-name="T6"> Construir uma aplicação consumindo uma base de dados</text:span>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1">Laboratório/Computadores</text:p>
            <text:p text:style-name="P40">Uso de Notebook do Professor </text:p>
            <text:p text:style-name="P41">Apresentação PowerPoint. Uso do datashow.</text:p>
          </table:table-cell>
          <table:table-cell table:style-name="Tabela1.E1" office:value-type="string">
            <text:p text:style-name="P41">https://docs.python.org/3.7/tutorial/</text:p>
          </table:table-cell>
        </table:table-row>
        <table:table-row table:style-name="Tabela1.1">
          <table:table-cell table:style-name="Tabela1.A1" office:value-type="string">
            <text:p text:style-name="P29">Aula 05</text:p>
            <text:p text:style-name="P44">Ter</text:p>
            <text:p text:style-name="P31">20/08</text:p>
          </table:table-cell>
          <table:table-cell table:style-name="Tabela1.A1" office:value-type="string">
            <text:p text:style-name="P34">Introdução aos sistemas distribuídos</text:p>
            <text:p text:style-name="P49">Middleware, Computação em Grade, Cloud, Névoa</text:p>
            <text:p text:style-name="P53">TED: pesquisar na internet sobre quais as relações sobre o sistema <text:soft-page-break/>de Rede subjacente ao sistema distribuído com o sistema distribuído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Exposição Dialogada </text:p>
            <text:p text:style-name="P40">Uso de Notebook do Professor </text:p>
            <text:p text:style-name="P41">Apresentação PowerPoint. Uso do datashow.</text:p>
          </table:table-cell>
          <table:table-cell table:style-name="Tabela1.E1" office:value-type="string">
            <text:p text:style-name="P21"><text:span text:style-name="T3">COULOURIS, </text:span><text:bookmark text:name="title3"/><text:bookmark text:name="productTitle3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06</text:p>
            <text:p text:style-name="P44">Qui</text:p>
            <text:p text:style-name="P31">22/08</text:p>
          </table:table-cell>
          <table:table-cell table:style-name="Tabela1.A1" office:value-type="string">
            <text:p text:style-name="P34">Introdução aos sistemas distribuídos</text:p>
            <text:p text:style-name="P49">Conceitos de software</text:p>
            <text:p text:style-name="P54">Desafios dos sistemas distribuídos</text:p>
            <text:p text:style-name="P54">TED: pesquisar na internet sobre a evolução dos sistemas distribuídos ao longo dos anos</text:p>
            <text:p text:style-name="P53"/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Exposição Dialogada </text:p>
            <text:p text:style-name="P40">Uso de Notebook do Professor </text:p>
            <text:p text:style-name="P35">Apresentação PowerPoint. Uso do datashow.</text:p>
          </table:table-cell>
          <table:table-cell table:style-name="Tabela1.E1" office:value-type="string">
            <text:p text:style-name="P21"><text:span text:style-name="T3">COULOURIS, </text:span><text:bookmark text:name="title4"/><text:bookmark text:name="productTitle4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07</text:p>
            <text:p text:style-name="P44">Ter</text:p>
            <text:p text:style-name="P31">27/08</text:p>
          </table:table-cell>
          <table:table-cell table:style-name="Tabela1.A1" office:value-type="string">
            <text:p text:style-name="P34">Introdução aos sistemas distribuídos</text:p>
            <text:p text:style-name="P49">Modelo cliente-servidor</text:p>
            <text:p text:style-name="P49">Estudos de Casos www</text:p>
            <text:p text:style-name="P49">TED: implementar um programa básico no estilo Cliente-Servidor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Exposição Dialogada </text:p>
            <text:p text:style-name="P40">Uso de Notebook do Professor </text:p>
            <text:p text:style-name="P41">Apresentação PowerPoint. Uso do datashow.</text:p>
          </table:table-cell>
          <table:table-cell table:style-name="Tabela1.E1" office:value-type="string">
            <text:p text:style-name="P5"/>
            <text:p text:style-name="P21"><text:span text:style-name="T3">COULOURIS, </text:span><text:bookmark text:name="title6"/><text:bookmark text:name="productTitle6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08</text:p>
            <text:p text:style-name="P44">Qui</text:p>
            <text:p text:style-name="P31">29/08</text:p>
          </table:table-cell>
          <table:table-cell table:style-name="Tabela1.A1" office:value-type="string">
            <text:p text:style-name="P39">Prática em laboratório com a Linguagem Python</text:p>
            <text:p text:style-name="P42"><text:span text:style-name="T5">TED:</text:span><text:span text:style-name="T6"> Processamento Paralelo Fibonacci</text:span>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1">Laboratório/Computadores</text:p>
            <text:p text:style-name="P40">Uso de Notebook do Professor </text:p>
            <text:p text:style-name="P41">Apresentação PowerPoint. Uso do datashow.</text:p>
          </table:table-cell>
          <table:table-cell table:style-name="Tabela1.E1" office:value-type="string">
            <text:p text:style-name="P41">https://docs.python.org/3.7/tutorial/</text:p>
          </table:table-cell>
        </table:table-row>
        <table:table-row table:style-name="Tabela1.1">
          <table:table-cell table:style-name="Tabela1.A1" office:value-type="string">
            <text:p text:style-name="P29">Aula 09</text:p>
            <text:p text:style-name="P44">Ter</text:p>
            <text:p text:style-name="P31">03/09</text:p>
          </table:table-cell>
          <table:table-cell table:style-name="Tabela1.A1" office:value-type="string">
            <text:p text:style-name="P34">Introdução aos sistemas distribuídos</text:p>
            <text:p text:style-name="P49">Modelo cliente-servidor</text:p>
            <text:p text:style-name="P49">Estudos de Casos www</text:p>
            <text:p text:style-name="P49">TED: implementar um programa básico no estilo Cliente-Servidor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Exposição Dialogada </text:p>
            <text:p text:style-name="P40">Uso de Notebook do Professor </text:p>
            <text:p text:style-name="P41">Apresentação PowerPoint. Uso do datashow.</text:p>
          </table:table-cell>
          <table:table-cell table:style-name="Tabela1.E1" office:value-type="string">
            <text:p text:style-name="P5"/>
            <text:p text:style-name="P21"><text:span text:style-name="T3">COULOURIS, </text:span><text:bookmark text:name="productTitle61"/><text:bookmark text:name="title61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10</text:p>
            <text:p text:style-name="P44">Qui</text:p>
            <text:p text:style-name="P31">05/09</text:p>
          </table:table-cell>
          <table:table-cell table:style-name="Tabela1.A1" office:value-type="string">
            <text:p text:style-name="P34">Introdução aos sistemas distribuídos</text:p>
            <text:p text:style-name="P49">Práticas em Laboratório: Sockets Python com TCP</text:p>
            <text:p text:style-name="P52"><text:span text:style-name="T3">TED: leitura na internet sobre sockets, visando compreender a abstração e suas utilidades. Leitura do tutorial </text:span><text:a xlink:type="simple" xlink:href="https://www.tutorialspoint.com/unix_sockets/" text:style-name="Internet_20_link" text:visited-style-name="Visited_20_Internet_20_Link"><text:span text:style-name="Internet_20_link"><text:span text:style-name="T3">https://www.tutorialspoint.com/unix_sockets/</text:span></text:span></text:a><text:span text:style-name="T3"> sobre sockets Unix, os primeiros tipos de sockets popularizados</text:span>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1">Laboratório/Computadores</text:p>
            <text:p text:style-name="P40">Uso de Notebook do Professor </text:p>
            <text:p text:style-name="P41">Apresentação PowerPoint. Uso do datashow.</text:p>
          </table:table-cell>
          <table:table-cell table:style-name="Tabela1.E1" office:value-type="string">
            <text:p text:style-name="P5"/>
            <text:p text:style-name="P21"><text:span text:style-name="T3">COULOURIS, </text:span><text:bookmark text:name="title5"/><text:bookmark text:name="productTitle5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11</text:p>
            <text:p text:style-name="P44">Ter</text:p>
            <text:p text:style-name="P31">10/9</text:p>
          </table:table-cell>
          <table:table-cell table:style-name="Tabela1.A1" office:value-type="string">
            <text:p text:style-name="P34">Programação distribuída</text:p>
            <text:p text:style-name="P49">Sockets e Modelos de Arquitetura</text:p>
            <text:p text:style-name="P49">TED: implementar um pequeno exemplo de programação com Sockets em Java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Exposição Dialogada </text:p>
            <text:p text:style-name="P40">Uso de Notebook do Professor </text:p>
            <text:p text:style-name="P41">Apresentação PowerPoint. Uso do datashow.</text:p>
          </table:table-cell>
          <table:table-cell table:style-name="Tabela1.E1" office:value-type="string">
            <text:p text:style-name="P5"/>
            <text:p text:style-name="P21"><text:span text:style-name="T3">COULOURIS, </text:span><text:bookmark text:name="productTitle7"/><text:bookmark text:name="title7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12</text:p>
            <text:p text:style-name="P44">Qui</text:p>
            <text:p text:style-name="P31">12/09</text:p>
          </table:table-cell>
          <table:table-cell table:style-name="Tabela1.A1" office:value-type="string">
            <text:p text:style-name="P34">Comunicação em sistemas Distribuídos</text:p>
            <text:p text:style-name="P49">Chamada Remota de Procedimentos</text:p>
            <text:p text:style-name="P49">Exercícios de Fixação</text:p>
            <text:p text:style-name="P52"><text:span text:style-name="T3">TED: pesquisar sobre o tema RPC na internet e leitura do artigo: </text:span><text:span text:style-name="Quotation">www.cs.wustl.edu/~schmidt/PDF/rpc4.pdf</text:span>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Exposição Dialogada </text:p>
            <text:p text:style-name="P40">Uso de Notebook do Professor </text:p>
            <text:p text:style-name="P41">Apresentação PowerPoint. Uso do datashow.</text:p>
          </table:table-cell>
          <table:table-cell table:style-name="Tabela1.E1" office:value-type="string">
            <text:p text:style-name="P5"/>
            <text:p text:style-name="P21"><text:span text:style-name="T3">COULOURIS, </text:span><text:bookmark text:name="productTitle8"/><text:bookmark text:name="title8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13</text:p>
            <text:p text:style-name="P31">14/09</text:p>
            <text:p text:style-name="P44">Sábado Letivo</text:p>
          </table:table-cell>
          <table:table-cell table:style-name="Tabela1.A1" office:value-type="string">
            <text:p text:style-name="P35"/>
            <text:p text:style-name="P34">Revisão de conteúdo - <text:s/>NP1</text:p>
            <text:p text:style-name="P56">TED: revisar o material (notas de aula), buscando por eventuais dúvidas, que podem ser sanadas por email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Exposição Dialogada </text:p>
            <text:p text:style-name="P40">Uso de Notebook do Professor </text:p>
            <text:p text:style-name="P41">Apresentação PowerPoint. Uso do datashow.</text:p>
          </table:table-cell>
          <table:table-cell table:style-name="Tabela1.E1" office:value-type="string">
            <text:p text:style-name="P5"/>
            <text:p text:style-name="P21"><text:span text:style-name="T3">COULOURIS, </text:span><text:bookmark text:name="productTitle121"/><text:bookmark text:name="title121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14</text:p>
            <text:p text:style-name="P44">Ter</text:p>
            <text:p text:style-name="P31">17/09</text:p>
          </table:table-cell>
          <table:table-cell table:style-name="Tabela1.A1" office:value-type="string">
            <text:p text:style-name="P36">PROVA NP1</text:p>
          </table:table-cell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36">PROVA NP1</text:p>
          </table:table-cell>
          <table:table-cell table:style-name="Tabela1.E1" office:value-type="string">
            <text:p text:style-name="P37">PROVA NP1</text:p>
          </table:table-cell>
        </table:table-row>
        <table:table-row table:style-name="Tabela1.1">
          <table:table-cell table:style-name="Tabela1.A1" office:value-type="string">
            <text:p text:style-name="P29">Aula 15</text:p>
            <text:p text:style-name="P44">Qui</text:p>
            <text:p text:style-name="P31">19/09</text:p>
          </table:table-cell>
          <table:table-cell table:style-name="Tabela1.A1" office:value-type="string">
            <text:p text:style-name="P34">Comunicação em sistemas Distribuídos</text:p>
            <text:p text:style-name="P49">Chamada Remota de Procedimentos</text:p>
            <text:p text:style-name="P49">Modelos Físicos – Elementos Arquitetônicos</text:p>
            <text:p text:style-name="P49">TED: Leitura na internet sobre as principais tecnologias que possuem suporte a RPC. Ler o artigo: http://www.tutorialspoint.com/xml-rpc/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Exposição Dialogada </text:p>
            <text:p text:style-name="P40">Uso de Notebook do Professor </text:p>
            <text:p text:style-name="P35">Apresentação PowerPoint. Uso do datashow.</text:p>
          </table:table-cell>
          <table:table-cell table:style-name="Tabela1.E1" office:value-type="string">
            <text:p text:style-name="P5"/>
            <text:p text:style-name="P21"><text:span text:style-name="T3">COULOURIS, </text:span><text:bookmark text:name="productTitle911"/><text:bookmark text:name="title911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16</text:p>
            <text:p text:style-name="P31">21/09</text:p>
            <text:p text:style-name="P44">Sábado Letivo</text:p>
          </table:table-cell>
          <table:table-cell table:style-name="Tabela1.A1" office:value-type="string">
            <text:p text:style-name="P34">Comunicação em sistemas Distribuídos</text:p>
            <text:p text:style-name="P49">Exercícios de Fixação</text:p>
            <text:p text:style-name="P52"><text:span text:style-name="T3">TED: executar o pequeno programa C </text:span><text:soft-page-break/><text:span text:style-name="T3">descrito em </text:span><text:a xlink:type="simple" xlink:href="https://www.unf.edu/~sahuja/cnt5505/rpcexample.html" text:style-name="Internet_20_link" text:visited-style-name="Visited_20_Internet_20_Link"><text:span text:style-name="Internet_20_link"><text:span text:style-name="T3">https://www.unf.edu/~sahuja/cnt5505/rpcexample.html</text:span></text:span></text:a><text:span text:style-name="T3">. Ele é um interessante exemplo inicial de RPC</text:span>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Exposição Dialogada </text:p>
            <text:p text:style-name="P40">Uso de Notebook do Professor </text:p>
            <text:p text:style-name="P35"><text:soft-page-break/>Apresentação PowerPoint. Uso do datashow.</text:p>
          </table:table-cell>
          <table:table-cell table:style-name="Tabela1.E1" office:value-type="string">
            <text:p text:style-name="P5"/>
            <text:p text:style-name="P21"><text:span text:style-name="T3">COULOURIS, </text:span><text:bookmark text:name="productTitle10"/><text:bookmark text:name="title10"/><text:span text:style-name="T3">Sistemas Distribuídos. Conceitos e Projeto</text:span></text:p>
            <text:p text:style-name="P5"><text:soft-page-break/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17</text:p>
            <text:p text:style-name="P44">Ter</text:p>
            <text:p text:style-name="P31">24/09</text:p>
          </table:table-cell>
          <table:table-cell table:style-name="Tabela1.A1" office:value-type="string">
            <text:p text:style-name="P34">Comunicação em sistemas Distribuídos</text:p>
            <text:p text:style-name="P49">Desenvolvimento de implementação sobre RPC</text:p>
            <text:p text:style-name="P49">Modelos Físicos – Elementos Arquitetônicos</text:p>
            <text:p text:style-name="P49">TED: pesquisar sobre a tecnologia de Objetos Distribuídos, evolução do RPC para modelos orientados a objetos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Exposição Dialogada </text:p>
            <text:p text:style-name="P40">Uso de Notebook do Professor </text:p>
            <text:p text:style-name="P41">Apresentação PowerPoint. Uso do datashow.</text:p>
          </table:table-cell>
          <table:table-cell table:style-name="Tabela1.E1" office:value-type="string">
            <text:p text:style-name="P5"/>
            <text:p text:style-name="P21"><text:span text:style-name="T3">COULOURIS, </text:span><text:bookmark text:name="title11"/><text:bookmark text:name="productTitle11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18</text:p>
            <text:p text:style-name="P44">Qui</text:p>
            <text:p text:style-name="P31">26/09</text:p>
          </table:table-cell>
          <table:table-cell table:style-name="Tabela1.A1" office:value-type="string">
            <text:p text:style-name="P34">Comunicação em sistemas Distribuídos</text:p>
            <text:p text:style-name="P49">Desenvolvimento de implementação sobre RPC</text:p>
            <text:p text:style-name="P52"><text:span text:style-name="T3">TED: Pesquisar na internet sobre as principais versões do RMI (Remote Method Invocation), </text:span><text:span text:style-name="T6">utilizando Python</text:span>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Exposição Dialogada </text:p>
            <text:p text:style-name="P40">Uso de Notebook do Professor </text:p>
            <text:p text:style-name="P35">Apresentação PowerPoint. Uso do datashow.</text:p>
          </table:table-cell>
          <table:table-cell table:style-name="Tabela1.E1" office:value-type="string">
            <text:p text:style-name="P5"/>
            <text:p text:style-name="P21"><text:span text:style-name="T3">COULOURIS, </text:span><text:bookmark text:name="title15"/><text:bookmark text:name="productTitle15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19</text:p>
            <text:p text:style-name="P44">Ter</text:p>
            <text:p text:style-name="P31">01/10</text:p>
          </table:table-cell>
          <table:table-cell table:style-name="Tabela1.A1" office:value-type="string">
            <text:p text:style-name="P34">Introdução aos sistemas distribuídos</text:p>
            <text:p text:style-name="P49">Práticas em Laboratório: Sockets Python com UDP</text:p>
            <text:p text:style-name="P52"><text:span text:style-name="T3">TED: leitura na internet sobre sockets, visando compreender a abstração e suas utilidades. Leitura do tutorial </text:span><text:a xlink:type="simple" xlink:href="https://www.tutorialspoint.com/unix_sockets/" text:style-name="Internet_20_link" text:visited-style-name="Visited_20_Internet_20_Link"><text:span text:style-name="Internet_20_link"><text:span text:style-name="T3">https://www.tutorialspoint.com/unix_sockets/</text:span></text:span></text:a><text:span text:style-name="T3"> sobre sockets Unix, os primeiros tipos de sockets popularizados</text:span>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1">Laboratório/Computadores</text:p>
            <text:p text:style-name="P40">Uso de Notebook do Professor </text:p>
            <text:p text:style-name="P41">Apresentação PowerPoint. Uso do datashow.</text:p>
          </table:table-cell>
          <table:table-cell table:style-name="Tabela1.E1" office:value-type="string">
            <text:p text:style-name="P5"/>
            <text:p text:style-name="P21"><text:span text:style-name="T3">COULOURIS, </text:span><text:bookmark text:name="title51"/><text:bookmark text:name="productTitle51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20</text:p>
            <text:p text:style-name="P44">Qui</text:p>
            <text:p text:style-name="P31">03/10</text:p>
          </table:table-cell>
          <table:table-cell table:style-name="Tabela1.A1" office:value-type="string">
            <text:p text:style-name="P34">Comunicação em sistemas Distribuídos</text:p>
            <text:p text:style-name="P49">Invocação de Métodos Remotos</text:p>
            <text:p text:style-name="P49">Comunicação Indireta (Fila, DSM, em Grupo)</text:p>
            <text:p text:style-name="P52"><text:span text:style-name="T3">TED: Leitura na internet sobre o padrão CORBA, que foi o modelo que popularizou a tecnologia de objetos distribuídos. Ler o artigo </text:span><text:a xlink:type="simple" xlink:href="http://www.javacoffeebreak.com/articles/rmi_corba/" text:style-name="Internet_20_link" text:visited-style-name="Visited_20_Internet_20_Link"><text:span text:style-name="Internet_20_link"><text:span text:style-name="T3">http://www.javacoffeebreak.com/articles/rmi_corba/</text:span></text:span></text:a><text:span text:style-name="T3">, que compara RMI com CORBA</text:span>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Exposição Dialogada </text:p>
            <text:p text:style-name="P40">Uso de Notebook do Professor </text:p>
            <text:p text:style-name="P41">Apresentação PowerPoint. Uso do datashow.</text:p>
          </table:table-cell>
          <table:table-cell table:style-name="Tabela1.E1" office:value-type="string">
            <text:p text:style-name="P5"/>
            <text:p text:style-name="P21"><text:span text:style-name="T3">COULOURIS, </text:span><text:bookmark text:name="title17"/><text:bookmark text:name="productTitle17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21</text:p>
            <text:p text:style-name="P44">Ter</text:p>
            <text:p text:style-name="P31">08/10</text:p>
          </table:table-cell>
          <table:table-cell table:style-name="Tabela1.A1" office:value-type="string">
            <text:p text:style-name="P34">Comunicação em sistemas Distribuídos</text:p>
            <text:p text:style-name="P49">Modelos Arquitetônicos</text:p>
            <text:p text:style-name="P52"><text:span text:style-name="T3">TED: Leitura na internet sobre o padrão CORBA, que foi o modelo que popularizou a tecnologia de objetos distribuídos. Ler o artigo </text:span><text:a xlink:type="simple" xlink:href="http://www.javacoffeebreak.com/articles/rmi_corba/" text:style-name="Internet_20_link" text:visited-style-name="Visited_20_Internet_20_Link"><text:span text:style-name="Internet_20_link"><text:span text:style-name="T3">http://www.javacoffeebreak.com/articles/rmi_corba/</text:span></text:span></text:a><text:span text:style-name="T3">, que compara RMI com CORBA</text:span>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Exposição Dialogada </text:p>
            <text:p text:style-name="P40">Uso de Notebook do Professor </text:p>
            <text:p text:style-name="P41">Apresentação PowerPoint. Uso do datashow.</text:p>
          </table:table-cell>
          <table:table-cell table:style-name="Tabela1.E1" office:value-type="string">
            <text:p text:style-name="P5"/>
            <text:p text:style-name="P21"><text:span text:style-name="T3">COULOURIS, </text:span><text:bookmark text:name="title18"/><text:bookmark text:name="productTitle18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22</text:p>
            <text:p text:style-name="P44">Qui </text:p>
            <text:p text:style-name="P31">10/10</text:p>
          </table:table-cell>
          <table:table-cell table:style-name="Tabela1.A1" office:value-type="string">
            <text:p text:style-name="P34">Comunicação em sistemas Distribuídos</text:p>
            <text:p text:style-name="P49">Modelos Fundamentais</text:p>
            <text:p text:style-name="P49">Leitura na internet sobre Web Services, tecnologia atual, muito popular, que compete com RMI e CORBA. Ler o artigo http://mercury.it.swin.edu.au/ctg/AWSA04/Papers/gray.pdf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Exposição Dialogada </text:p>
            <text:p text:style-name="P40">Uso de Notebook do Professor </text:p>
            <text:p text:style-name="P41">Apresentação PowerPoint. Uso do datashow.</text:p>
          </table:table-cell>
          <table:table-cell table:style-name="Tabela1.E1" office:value-type="string">
            <text:p text:style-name="P5"/>
            <text:p text:style-name="P21"><text:span text:style-name="T3">COULOURIS, </text:span><text:bookmark text:name="title19"/><text:bookmark text:name="productTitle19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23</text:p>
            <text:p text:style-name="P44">Ter</text:p>
            <text:p text:style-name="P31">15/10</text:p>
          </table:table-cell>
          <table:table-cell table:style-name="Tabela1.A1" office:value-type="string">
            <text:p text:style-name="P34">Comunicação em sistemas Distribuídos</text:p>
            <text:p text:style-name="P49">Prática RPC e Threads</text:p>
            <text:p text:style-name="P49">TED: reproduzir em casa os exemplos de implementação RMI vistos no laboratório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Exposição Dialogada </text:p>
            <text:p text:style-name="P40">Uso de Notebook do Professor </text:p>
            <text:p text:style-name="P41">Apresentação PowerPoint. Uso do datashow.</text:p>
          </table:table-cell>
          <table:table-cell table:style-name="Tabela1.E1" office:value-type="string">
            <text:p text:style-name="P5"/>
            <text:p text:style-name="P21"><text:span text:style-name="T3">COULOURIS, </text:span><text:bookmark text:name="title20"/><text:bookmark text:name="productTitle20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24</text:p>
            <text:p text:style-name="P44">Qui </text:p>
            <text:p text:style-name="P31">17/10</text:p>
          </table:table-cell>
          <table:table-cell table:style-name="Tabela1.A1" office:value-type="string">
            <text:p text:style-name="P34">Comunicação em sistemas Distribuídos</text:p>
            <text:p text:style-name="P49">Comunicação orientada a mensagem</text:p>
            <text:p text:style-name="P49">Prática em Laboratório Comunicação Cliente/Servidor RPC e Python</text:p>
            <text:p text:style-name="P49">TED: ler na internet sobre sockets TCP e UDP</text:p>
            <text:p text:style-name="P49"><text:soft-page-break/>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Aula em Laboratório</text:p>
            <text:p text:style-name="P40">Uso de Notebook do Professor </text:p>
            <text:p text:style-name="P41">Apresentação PowerPoint. Uso do datashow.</text:p>
          </table:table-cell>
          <table:table-cell table:style-name="Tabela1.E1" office:value-type="string">
            <text:p text:style-name="P5"/>
            <text:p text:style-name="P21"><text:span text:style-name="T3">COULOURIS, </text:span><text:bookmark text:name="title21"/><text:bookmark text:name="productTitle21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25</text:p>
            <text:p text:style-name="P31">19/10</text:p>
            <text:p text:style-name="P44">Sábado Letivo</text:p>
          </table:table-cell>
          <table:table-cell table:style-name="Tabela1.A1" office:value-type="string">
            <text:p text:style-name="P34">Comunicação em sistemas Distribuídos</text:p>
            <text:p text:style-name="P49">Comunicação orientada a mensagem</text:p>
            <text:p text:style-name="P49">Sockets</text:p>
            <text:p text:style-name="P49">Modelos de Falhas</text:p>
            <text:p text:style-name="P49">TED: implementar um pequeno exemplo de comunicação cliente/servidor com Sockets em Java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Exposição Dialogada </text:p>
            <text:p text:style-name="P40">Uso de Notebook do Professor </text:p>
            <text:p text:style-name="P35">Apresentação PowerPoint. Uso do datashow.</text:p>
          </table:table-cell>
          <table:table-cell table:style-name="Tabela1.E1" office:value-type="string">
            <text:p text:style-name="P5"/>
            <text:p text:style-name="P21"><text:span text:style-name="T3">COULOURIS, </text:span><text:bookmark text:name="title22"/><text:bookmark text:name="productTitle22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26</text:p>
            <text:p text:style-name="P44">Ter </text:p>
            <text:p text:style-name="P31">22/10</text:p>
          </table:table-cell>
          <table:table-cell table:style-name="Tabela1.A1" office:value-type="string">
            <text:p text:style-name="P34">Comunicação em sistemas Distribuídos</text:p>
            <text:p text:style-name="P49">Comunicação em Grupo</text:p>
            <text:p text:style-name="P49">API para Protocolos de Internet</text:p>
            <text:p text:style-name="P49">TED: pesquisar na internet sobre comunicação em grupo em sistemas distribuídos. L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Exposição Dialogada </text:p>
            <text:p text:style-name="P40">Uso de Notebook do Professor </text:p>
            <text:p text:style-name="P41">Apresentação PowerPoint. Uso do datashow.</text:p>
          </table:table-cell>
          <table:table-cell table:style-name="Tabela1.E1" office:value-type="string">
            <text:p text:style-name="P5"/>
            <text:p text:style-name="P21"><text:span text:style-name="T3">COULOURIS, </text:span><text:bookmark text:name="title231"/><text:bookmark text:name="productTitle231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27</text:p>
            <text:p text:style-name="P44">Qui</text:p>
            <text:p text:style-name="P31">24/10</text:p>
          </table:table-cell>
          <table:table-cell table:style-name="Tabela1.A1" office:value-type="string">
            <text:p text:style-name="P38">Revisão de conteúdo NP2 / Exercícios </text:p>
            <text:p text:style-name="P38">TED: refazer os exercícios feitos em sala e reler o material didático da disciplina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Exposição Dialogada </text:p>
            <text:p text:style-name="P40">Uso de Notebook do Professor </text:p>
            <text:p text:style-name="P41">Apresentação PowerPoint. Uso do datashow.</text:p>
          </table:table-cell>
          <table:table-cell table:style-name="Tabela1.E1" office:value-type="string">
            <text:p text:style-name="P5"/>
            <text:p text:style-name="P21"><text:span text:style-name="T3">COULOURIS, </text:span><text:bookmark text:name="title2511"/><text:bookmark text:name="productTitle2511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28</text:p>
            <text:p text:style-name="P44">Ter</text:p>
            <text:p text:style-name="P31">29/10</text:p>
          </table:table-cell>
          <table:table-cell table:style-name="Tabela1.A1" office:value-type="string">
            <text:p text:style-name="P36">PROVA NP2</text:p>
          </table:table-cell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36">PROVA NP2</text:p>
          </table:table-cell>
          <table:table-cell table:style-name="Tabela1.E1" office:value-type="string">
            <text:p text:style-name="P37">PROVA NP2</text:p>
          </table:table-cell>
        </table:table-row>
        <table:table-row table:style-name="Tabela1.1">
          <table:table-cell table:style-name="Tabela1.A1" office:value-type="string">
            <text:p text:style-name="P29">Aula 29</text:p>
            <text:p text:style-name="P44">Qui</text:p>
            <text:p text:style-name="P31">31/10</text:p>
          </table:table-cell>
          <table:table-cell table:style-name="Tabela1.A1" office:value-type="string">
            <text:p text:style-name="P34">Comunicação em sistemas Distribuídos</text:p>
            <text:p text:style-name="P49">Comunicação em Grupo</text:p>
            <text:p text:style-name="P49">Representação externa de dados e empacotamentos</text:p>
            <text:p text:style-name="P52"><text:span text:style-name="T3">TED: er o tutorial sobre JGroups: </text:span><text:a xlink:type="simple" xlink:href="http://www.jgroups.org/tutorial/pdf/tutorial.pdf" text:style-name="Internet_20_link" text:visited-style-name="Visited_20_Internet_20_Link"><text:span text:style-name="Internet_20_link"><text:span text:style-name="T3">http://www.jgroups.org/tutorial/pdf/tutorial.pdf</text:span></text:span></text:a><text:span text:style-name="T3">. Implementar algum dos exemplos.</text:span>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Exposição Dialogada </text:p>
            <text:p text:style-name="P40">Uso de Notebook do Professor </text:p>
            <text:p text:style-name="P35">Apresentação PowerPoint. Uso do datashow.</text:p>
          </table:table-cell>
          <table:table-cell table:style-name="Tabela1.E1" office:value-type="string">
            <text:p text:style-name="P5"/>
            <text:p text:style-name="P21"><text:span text:style-name="T3">COULOURIS, </text:span><text:bookmark text:name="title2411"/><text:bookmark text:name="productTitle2411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30</text:p>
            <text:p text:style-name="P44">Ter</text:p>
            <text:p text:style-name="P31">05/11</text:p>
          </table:table-cell>
          <table:table-cell table:style-name="Tabela1.A1" office:value-type="string">
            <text:p text:style-name="P12">Práticas de sistemas distribuídos com XML e Python</text:p>
            <text:p text:style-name="P8">TED: implementar o exemplo visto em sala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Aula em Laboratório </text:p>
            <text:p text:style-name="P40">Uso de Notebook do Professor </text:p>
            <text:p text:style-name="P41">Apresentação PowerPoint. Uso do datashow.</text:p>
          </table:table-cell>
          <table:table-cell table:style-name="Tabela1.E1" office:value-type="string">
            <text:p text:style-name="P5"/>
            <text:p text:style-name="P21"><text:span text:style-name="T3">COULOURIS, </text:span><text:bookmark text:name="title28"/><text:bookmark text:name="productTitle28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31</text:p>
            <text:p text:style-name="P44">Qui</text:p>
            <text:p text:style-name="P31">07/11</text:p>
          </table:table-cell>
          <table:table-cell table:style-name="Tabela1.A1" office:value-type="string">
            <text:p text:style-name="P34">Gerenciamento de Processos Distribuídos</text:p>
            <text:p text:style-name="P49">Definição de XML e Json</text:p>
            <text:p text:style-name="P49">TED: Pesquisar sobre o histórico dos processos paralelos de fina granularidade (threads). Ler artigo: http://www.cs.cmu.edu/afs/cs/academic/class/15492-f07/www/pthreads.html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Exposição Dialogada </text:p>
            <text:p text:style-name="P40">Uso de Notebook do Professor </text:p>
            <text:p text:style-name="P41">Apresentação PowerPoint. Uso do datashow.</text:p>
          </table:table-cell>
          <table:table-cell table:style-name="Tabela1.E1" office:value-type="string">
            <text:p text:style-name="P5"/>
            <text:p text:style-name="P21"><text:span text:style-name="T3">COULOURIS, </text:span><text:bookmark text:name="title29"/><text:bookmark text:name="productTitle29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32</text:p>
            <text:p text:style-name="P44">Ter</text:p>
            <text:p text:style-name="P31">12/11</text:p>
          </table:table-cell>
          <table:table-cell table:style-name="Tabela1.A1" office:value-type="string">
            <text:p text:style-name="P34">Gerenciamento de Processos Distribuídos</text:p>
            <text:p text:style-name="P49">Prática de XML e Json com Python</text:p>
            <text:p text:style-name="P49">TED: implementar um dos exemplos vistos no laboratório sobre Threads Pythons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Aula em Laboratório</text:p>
            <text:p text:style-name="P40">Uso de Notebook do Professor </text:p>
            <text:p text:style-name="P35">Apresentação PowerPoint. Uso do datashow.</text:p>
          </table:table-cell>
          <table:table-cell table:style-name="Tabela1.E1" office:value-type="string">
            <text:p text:style-name="P5"/>
            <text:p text:style-name="P21"><text:span text:style-name="T3">COULOURIS, </text:span><text:bookmark text:name="title30"/><text:bookmark text:name="productTitle30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33</text:p>
            <text:p text:style-name="P44">Qui</text:p>
            <text:p text:style-name="P31">14/11</text:p>
          </table:table-cell>
          <table:table-cell table:style-name="Tabela1.A1" office:value-type="string">
            <text:p text:style-name="P34">Gerenciamento de Processos Distribuídos</text:p>
            <text:p text:style-name="P48">Uso de SOAP</text:p>
            <text:p text:style-name="P51">TED: pesquisar na internet sobre a tecnologia MPI (Message Passing Interface), para comunicação entre processos distribuídos. Ler artigo: https://www.cs.kent.ac.uk/people/staff/trh/MPI/mpitutorial.pdf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Exposição Dialogada </text:p>
            <text:p text:style-name="P40">Uso de Notebook do Professor </text:p>
            <text:p text:style-name="P41">Apresentação PowerPoint. Uso do datashow.</text:p>
          </table:table-cell>
          <table:table-cell table:style-name="Tabela1.E1" office:value-type="string">
            <text:p text:style-name="P5"/>
            <text:p text:style-name="P21"><text:span text:style-name="T3">COULOURIS, </text:span><text:bookmark text:name="title31"/><text:bookmark text:name="productTitle31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34</text:p>
            <text:p text:style-name="P43"><text:span text:style-name="T10">Ter</text:span><text:span text:style-name="T7"> </text:span></text:p>
            <text:p text:style-name="P31">19/11</text:p>
          </table:table-cell>
          <table:table-cell table:style-name="Tabela1.A1" office:value-type="string">
            <text:p text:style-name="P13">Serviços web x Objetos distribuídos</text:p>
            <text:p text:style-name="P9">TED: Avaliar modificações necessárias no trabalho de implementação 1 (RMI) para migrar para a tecnologia de Web Services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Exposição Dialogada </text:p>
            <text:p text:style-name="P40">Uso de Notebook do Professor </text:p>
            <text:p text:style-name="P41">Apresentação PowerPoint. Uso do datashow.</text:p>
          </table:table-cell>
          <table:table-cell table:style-name="Tabela1.E1" office:value-type="string">
            <text:p text:style-name="P5"/>
            <text:p text:style-name="P21"><text:span text:style-name="T3">COULOURIS, </text:span><text:bookmark text:name="title32"/><text:bookmark text:name="productTitle32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35</text:p>
            <text:p text:style-name="P44">Qui</text:p>
            <text:p text:style-name="P31">21/11</text:p>
          </table:table-cell>
          <table:table-cell table:style-name="Tabela1.A1" office:value-type="string">
            <text:p text:style-name="P13">SOAP / WSDL / UDDI</text:p>
            <text:p text:style-name="P9">TED: pesquisar mais sobre os itens apresentados pelos demais colegas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Exposição Dialogada </text:p>
            <text:p text:style-name="P40">Uso de Notebook do Professor </text:p>
            <text:p text:style-name="P41"><text:soft-page-break/>Apresentação PowerPoint. Uso do datashow.</text:p>
          </table:table-cell>
          <table:table-cell table:style-name="Tabela1.E1" office:value-type="string">
            <text:p text:style-name="P5"/>
            <text:p text:style-name="P21"><text:span text:style-name="T3">COULOURIS, </text:span><text:bookmark text:name="title33"/><text:bookmark text:name="productTitle33"/><text:span text:style-name="T3">Sistemas Distribuídos. Conceitos e Projeto</text:span></text:p>
            <text:p text:style-name="P5"><text:soft-page-break/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36</text:p>
            <text:p text:style-name="P31">23/11</text:p>
            <text:p text:style-name="P44">Sábado Letivo</text:p>
          </table:table-cell>
          <table:table-cell table:style-name="Tabela1.A1" office:value-type="string">
            <text:p text:style-name="P22"><text:span text:style-name="T6">Rest x SOAP</text:span><text:span text:style-name="T4"> </text:span></text:p>
            <text:p text:style-name="P9">TED: pesquisar mais sobre os assuntos apresentados pelos demais colegas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Exposição Dialogada </text:p>
            <text:p text:style-name="P40">Uso de Notebook do Professor </text:p>
            <text:p text:style-name="P41">Apresentação PowerPoint. Uso do datashow.</text:p>
          </table:table-cell>
          <table:table-cell table:style-name="Tabela1.E1" office:value-type="string">
            <text:p text:style-name="P5"/>
            <text:p text:style-name="P21"><text:span text:style-name="T3">COULOURIS, </text:span><text:bookmark text:name="title34"/><text:bookmark text:name="productTitle34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37</text:p>
            <text:p text:style-name="P44">Ter</text:p>
            <text:p text:style-name="P31">26/11</text:p>
          </table:table-cell>
          <table:table-cell table:style-name="Tabela1.A1" office:value-type="string">
            <text:p text:style-name="P13">Prática em laboratório – SOAP e Rest</text:p>
            <text:p text:style-name="P9">TED: Pesquisar na internet sobre o tema e ler o artigo: http://ftp.unipar.br/~seinpar/2013/artigos/Rogerio%20Schueroff%20Vandresen.pdf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Aula em Laboratório </text:p>
            <text:p text:style-name="P40">Uso de Notebook do Professor </text:p>
            <text:p text:style-name="P41">Apresentação PowerPoint. Uso do datashow.</text:p>
          </table:table-cell>
          <table:table-cell table:style-name="Tabela1.E1" office:value-type="string">
            <text:p text:style-name="P5"/>
            <text:p text:style-name="P21"><text:span text:style-name="T3">COULOURIS, </text:span><text:bookmark text:name="title35"/><text:bookmark text:name="productTitle35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38</text:p>
            <text:p text:style-name="P44">Qui</text:p>
            <text:p text:style-name="P31">28/11</text:p>
          </table:table-cell>
          <table:table-cell table:style-name="Tabela1.A1" office:value-type="string">
            <text:p text:style-name="P9">Tópicos Especiais: Computação em Nuvem</text:p>
            <text:p text:style-name="P9">TED: Implementar o exemplo visto em sala na nuvem Amazon EC2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Exposição Dialogada </text:p>
            <text:p text:style-name="P40">Uso de Notebook do Professor </text:p>
            <text:p text:style-name="P41">Apresentação PowerPoint. Uso do datashow.</text:p>
          </table:table-cell>
          <table:table-cell table:style-name="Tabela1.E1" office:value-type="string">
            <text:p text:style-name="P5"/>
            <text:p text:style-name="P21"><text:span text:style-name="T3">COULOURIS, </text:span><text:bookmark text:name="productTitle36"/><text:bookmark text:name="title36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39</text:p>
            <text:p text:style-name="P44">Ter</text:p>
            <text:p text:style-name="P31">03/12</text:p>
          </table:table-cell>
          <table:table-cell table:style-name="Tabela1.A1" office:value-type="string">
            <text:p text:style-name="P9">Apresentação final de Trabalhos de implementação – Projeto de Sistemas Distribuídos</text:p>
            <text:p text:style-name="P9">TED: melhorar o trabalho de acordo com as observações feitas pelo professor e demais colegas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Exposição Dialogada </text:p>
            <text:p text:style-name="P40">Uso de Notebook do Professor </text:p>
            <text:p text:style-name="P35">Apresentação PowerPoint. Uso do datashow.</text:p>
          </table:table-cell>
          <table:table-cell table:style-name="Tabela1.E1" office:value-type="string">
            <text:p text:style-name="P5"/>
            <text:p text:style-name="P21"><text:span text:style-name="T3">COULOURIS, </text:span><text:bookmark text:name="productTitle37"/><text:bookmark text:name="title37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41</text:p>
            <text:p text:style-name="P44">Qui</text:p>
            <text:p text:style-name="P31">05/12</text:p>
          </table:table-cell>
          <table:table-cell table:style-name="Tabela1.A1" office:value-type="string">
            <text:p text:style-name="P73">Revisão de conteúdo NP3 / Exercícios </text:p>
            <text:p text:style-name="P73">TED: refazer os exercícios feitos em sala e reler o material didático da disciplina</text:p>
          </table:table-cell>
          <table:table-cell table:style-name="Tabela1.A1" office:value-type="string">
            <text:p text:style-name="P15">2h/a</text:p>
          </table:table-cell>
          <table:table-cell table:style-name="Tabela1.A1" office:value-type="string">
            <text:p text:style-name="P40">Exposição Dialogada </text:p>
            <text:p text:style-name="P40">Uso de Notebook do Professor </text:p>
            <text:p text:style-name="P41">Apresentação PowerPoint. Uso do datashow.</text:p>
          </table:table-cell>
          <table:table-cell table:style-name="Tabela1.E1" office:value-type="string">
            <text:p text:style-name="P5"/>
            <text:p text:style-name="P21"><text:span text:style-name="T3">COULOURIS, </text:span><text:bookmark text:name="title25111"/><text:bookmark text:name="productTitle25111"/><text:span text:style-name="T3">Sistemas Distribuídos. Conceitos e Projeto</text:span></text:p>
            <text:p text:style-name="P5">TANENBAUM, Distributed Systems</text:p>
          </table:table-cell>
        </table:table-row>
        <table:table-row table:style-name="Tabela1.1">
          <table:table-cell table:style-name="Tabela1.A1" office:value-type="string">
            <text:p text:style-name="P29">Aula 42</text:p>
            <text:p text:style-name="P44">Ter</text:p>
            <text:p text:style-name="P46">10/12</text:p>
          </table:table-cell>
          <table:table-cell table:style-name="Tabela1.A1" office:value-type="string">
            <text:p text:style-name="P37">PROVA NP3</text:p>
          </table:table-cell>
          <table:table-cell table:style-name="Tabela1.A1" office:value-type="string">
            <text:p text:style-name="P32">2h/a</text:p>
          </table:table-cell>
          <table:table-cell table:style-name="Tabela1.A1" office:value-type="string">
            <text:p text:style-name="P37">PROVA NP3</text:p>
          </table:table-cell>
          <table:table-cell table:style-name="Tabela1.E1" office:value-type="string">
            <text:p text:style-name="P37">PROVA NP3</text:p>
          </table:table-cell>
        </table:table-row>
        <table:table-row table:style-name="Tabela1.1">
          <table:table-cell table:style-name="Tabela1.A1" office:value-type="string">
            <text:p text:style-name="P29">Aula 43</text:p>
            <text:p text:style-name="P44">Qui</text:p>
            <text:p text:style-name="P46">12/12</text:p>
          </table:table-cell>
          <table:table-cell table:style-name="Tabela1.A1" office:value-type="string">
            <text:p text:style-name="P35">Futuro dos Sistemas Distribuídos</text:p>
          </table:table-cell>
          <table:table-cell table:style-name="Tabela1.A1" office:value-type="string">
            <text:p text:style-name="P32">2h/a</text:p>
          </table:table-cell>
          <table:table-cell table:style-name="Tabela1.A1" office:value-type="string">
            <text:p text:style-name="P40">Exposição Dialogada </text:p>
            <text:p text:style-name="P40">Uso de Notebook do Professor </text:p>
            <text:p text:style-name="P35">Apresentação PowerPoint. Uso do datashow.</text:p>
          </table:table-cell>
          <table:table-cell table:style-name="Tabela1.E1" office:value-type="string">
            <text:p text:style-name="P21"><text:span text:style-name="T3">COULOURIS, </text:span><text:bookmark text:name="productTitle3711"/><text:bookmark text:name="title3711"/><text:span text:style-name="T3">Sistemas Distribuídos. Conceitos e Projeto</text:span></text:p>
            <text:p text:style-name="P6">TANENBAUM, Distributed Systems</text:p>
          </table:table-cell>
        </table:table-row>
      </table:table>
      <text:p text:style-name="P45">*Espaço para indicação do dia da avaliação de NP3 de acordo com calendário de provas em anexo.</text:p>
      <text:p text:style-name="P45">Prezado professor informamos que a semana de prova de NP3 não entra para composição da carga horária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5">CRITÉRIO DE AVALIAÇÃO</text:p>
          </table:table-cell>
        </table:table-row>
        <table:table-row table:style-name="Tabela2.2">
          <table:table-cell table:style-name="Tabela2.A1" office:value-type="string">
            <text:p text:style-name="P17"><text:s/></text:p>
          </table:table-cell>
        </table:table-row>
      </table:table>
      <text:p text:style-name="P42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15">DISTRIBUIÇÃO DA CARGA HORÁRIA</text:p>
          </table:table-cell>
          <table:covered-table-cell/>
        </table:table-row>
        <table:table-row table:style-name="Tabela3.1">
          <table:table-cell table:style-name="Tabela3.A2" office:value-type="string">
            <text:h text:style-name="P65" text:outline-level="1">PROGRAMA</text:h>
          </table:table-cell>
          <table:table-cell table:style-name="Tabela3.A1" office:value-type="string">
            <text:p text:style-name="P15">H/A</text:p>
          </table:table-cell>
        </table:table-row>
        <table:table-row table:style-name="Tabela3.1">
          <table:table-cell table:style-name="Tabela3.A2" office:value-type="string">
            <text:p text:style-name="P18"/>
          </table:table-cell>
          <table:table-cell table:style-name="Tabela3.A1" office:value-type="string">
            <text:p text:style-name="P19"/>
          </table:table-cell>
        </table:table-row>
        <table:table-row table:style-name="Tabela3.4">
          <table:table-cell table:style-name="Tabela3.A2" office:value-type="string">
            <text:p text:style-name="P18"/>
          </table:table-cell>
          <table:table-cell table:style-name="Tabela3.A1" office:value-type="string">
            <text:p text:style-name="P19"/>
          </table:table-cell>
        </table:table-row>
        <table:table-row table:style-name="Tabela3.1">
          <table:table-cell table:style-name="Tabela3.A2" office:value-type="string">
            <text:p text:style-name="P18"/>
          </table:table-cell>
          <table:table-cell table:style-name="Tabela3.A1" office:value-type="string">
            <text:p text:style-name="P19"/>
          </table:table-cell>
        </table:table-row>
        <table:table-row table:style-name="Tabela3.6">
          <table:table-cell table:style-name="Tabela3.A2" office:value-type="string">
            <text:p text:style-name="P18"/>
          </table:table-cell>
          <table:table-cell table:style-name="Tabela3.A1" office:value-type="string">
            <text:p text:style-name="P19"/>
          </table:table-cell>
        </table:table-row>
      </table:table>
      <text:p text:style-name="P20"><text:tab/></text:p>
      <text:p text:style-name="P20"/>
      <text:p text:style-name="P20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4">TOTAL - CARGA DIDÁTICA</text:p>
          </table:table-cell>
          <table:table-cell table:style-name="Tabela4.B1" office:value-type="string">
            <text:p text:style-name="P15">76</text:p>
          </table:table-cell>
        </table:table-row>
        <table:table-row table:style-name="Tabela4.1">
          <table:table-cell table:style-name="Tabela4.A2" office:value-type="string">
            <text:p text:style-name="P14">AVALIAÇÃO </text:p>
          </table:table-cell>
          <table:table-cell table:style-name="Tabela4.B2" office:value-type="string">
            <text:p text:style-name="P15">04</text:p>
          </table:table-cell>
        </table:table-row>
        <table:table-row table:style-name="Tabela4.1">
          <table:table-cell table:style-name="Tabela4.A1" office:value-type="string">
            <text:p text:style-name="P14">TOTAL GERAL</text:p>
          </table:table-cell>
          <table:table-cell table:style-name="Tabela4.B1" office:value-type="string">
            <text:p text:style-name="P15">80</text:p>
          </table:table-cell>
        </table:table-row>
      </table:table>
      <text:p text:style-name="P28"/>
      <text:p text:style-name="P28"/>
      <text:p text:style-name="P55"><text:soft-page-break/>ELABORAÇÃO E EXECUÇÃO DO PROGRAMA: </text:p>
      <text:p text:style-name="P24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ejaVu Sans Condensed1" svg:font-family="'DejaVu Sans Condensed'" style:font-family-generic="swiss"/>
    <style:font-face style:name="DejaVu Sans Condensed2" svg:font-family="'DejaVu Sans Condensed'" style:font-pitch="variable"/>
    <style:font-face style:name="Noto Sans CJK SC Regular1" svg:font-family="'Noto Sans CJK SC Regular'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badi MT Condensed Light" svg:font-family="'Abadi MT Condensed Light', 'Arial Narrow'" style:font-family-generic="swiss" style:font-pitch="variable"/>
    <style:font-face style:name="Arial" svg:font-family="Arial" style:font-family-generic="swiss" style:font-pitch="variable"/>
    <style:font-face style:name="Arimo" svg:font-family="Arimo, arial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nos" fo:font-size="12pt" fo:language="pt" fo:country="BR" style:font-name-asian="Noto Sans CJK SC Regular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pt" fo:country="B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 Regular1" style:font-size-asian="14pt" style:font-name-complex="DejaVu Sans Condensed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weight="bold" style:font-weight-asian="bold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 style:text-autospace="none"/>
      <style:text-properties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06cm" style:auto-text-indent="false"/>
      <style:text-properties style:font-name="Abadi MT Condensed Light" fo:font-size="14pt" style:font-size-asian="14pt" style:font-name-complex="Abadi MT Condensed Light"/>
    </style:style>
    <style:style style:name="Footnote" style:family="paragraph" style:parent-style-name="Standard" style:class="extra"/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>
      <style:text-properties style:font-name="Symbol" style:font-name-complex="Symbol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mphasis" style:family="text">
      <style:text-properties fo:font-style="normal" fo:font-weight="bold" style:font-style-asian="normal" style:font-weight-asian="bold" style:font-style-complex="normal" style:font-weight-complex="bold"/>
    </style:style>
    <style:style style:name="Título_20_1_20_Char" style:display-name="Título 1 Char" style:family="text">
      <style:text-properties style:font-name="Arial" fo:font-weight="bold" style:font-weight-asian="bold" style:font-name-complex="Arial"/>
    </style:style>
    <style:style style:name="Cabeçalho_20_Char" style:display-name="Cabeçalho Char" style:family="text"/>
    <style:style style:name="Quo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2.223cm" fo:margin-right="0cm" fo:text-indent="0cm" style:auto-text-indent="false"/>
      <style:text-properties fo:language="zxx" fo:country="none" style:language-asian="zxx" style:country-asian="none"/>
    </style:style>
    <style:style style:name="MP2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" style:font-size-complex="18pt"/>
    </style:style>
    <style:style style:name="MP4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82cm" fo:margin-left="0cm" fo:margin-right="0cm" fo:margin-bottom="1.383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752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Quadro5" text:anchor-type="char" svg:x="-2.958cm" svg:y="-0.265cm" svg:width="21.479cm" svg:height="1.901cm" draw:z-index="11"><draw:text-box><text:p text:style-name="MP2"/><text:p text:style-name="MP3">PLANO DE ENSINO E APRENDIZAGEM</text:p></draw:text-box></draw:frame><draw:frame draw:style-name="Mfr2" draw:name="figuras1" text:anchor-type="char" svg:x="-2.23cm" svg:y="-0.829cm" svg:width="6.209cm" svg:height="1.369cm" draw:z-index="17"><draw:image xlink:href="Pictures/1000000000000413000000E7A1E158EB.png" xlink:type="simple" xlink:show="embed" xlink:actuate="onLoad"/></draw:frame> <text:s text:c="55"/></text:p>
        <text:p text:style-name="Header"/>
        <text:p text:style-name="Header"/>
        <text:p text:style-name="Header"/>
      </style:header>
      <style:footer>
        <text:p text:style-name="MP4"><draw:frame draw:style-name="Mfr3" draw:name="Quadro4" text:anchor-type="char" svg:x="18.411cm" svg:y="0.002cm" svg:width="0.439cm" svg:height="0.404cm" draw:z-index="5"><draw:text-box><text:p text:style-name="Footer"><text:span text:style-name="Page_20_Number"><text:page-number text:select-page="current">6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LANO DE AULAS</dc:title>
    <meta:initial-creator>Pesquisa</meta:initial-creator>
    <meta:creation-date>2011-12-06T17:59:00</meta:creation-date>
    <dc:creator>Euristenho Júnior</dc:creator>
    <dc:date>2019-07-24T14:33:03</dc:date>
    <meta:print-date>2016-06-06T14:07:00</meta:print-date>
    <meta:editing-cycles>92</meta:editing-cycles>
    <meta:editing-duration>PT17H47M37S</meta:editing-duration>
    <meta:generator>OpenOffice/4.1.6$Unix OpenOffice.org_project/416m1$Build-9790</meta:generator>
    <meta:document-statistic meta:table-count="4" meta:image-count="1" meta:object-count="0" meta:page-count="6" meta:paragraph-count="520" meta:word-count="2132" meta:character-count="15836"/>
  </office:meta>
</office:document-meta>
</file>